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oBack"/><text:span text:style-name="T2">UNO CAMPUS PARKING</text:span></text:p>
      <text:p text:style-name="P1"><text:span text:style-name="T3">ODLUG Meeting in PKI 160</text:span></text:p>
      <text:p text:style-name="P1"><text:span text:style-name="T5">VISITOR</text:span></text:p>
      <text:p text:style-name="P1"><text:span text:style-name="T2">VALID FOR: Tuesday, September 11, 2012 ONLY</text:span></text:p>
      <text:p text:style-name="P1"><text:span text:style-name="T2">ISSUED BY PKI Dean’s Office (PKI 172)</text:span></text:p>
      <text:p text:style-name="P2"/>
      <text:p text:style-name="P2"/>
      <text:p text:style-name="P1"><text:span text:style-name="T6">For additional information contact Campus Parking at 554-PARK (7275)</text:span></text:p>
      <text:p text:style-name="P1"><text:span text:style-name="T7">PARKING ALLOWED IN DESINGATED STALLS ONLY</text:span></text:p>
      <text:p text:style-name="P4"/>
      <text:p text:style-name="P1"><text:span text:style-name="T8">PERMIT NOT VALID IF ALTERED</text:span></text:p>
      <text:p text:style-name="P3"/>
      <text:p text:style-name="Standard"><text:span text:style-name="T8">TEMPORARY PARKING PERMIT <text:s text:c="19"/>DISPLAY THIS SIDE UP ON FRONT DA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Lynn Abler</meta:initial-creator>
    <dc:creator>Jay Hannah</dc:creator>
    <meta:editing-cycles>3</meta:editing-cycles>
    <meta:creation-date>2012-05-04T14:06:00</meta:creation-date>
    <dc:date>2012-09-11T15:11:26</dc:date>
    <meta:editing-duration>PT4S</meta:editing-duration>
    <meta:generator>OpenOffice.org/3.4$Unix OpenOffice.org_project/340m1$Build-9590</meta:generator>
    <meta:document-statistic meta:table-count="0" meta:image-count="0" meta:object-count="0" meta:page-count="1" meta:paragraph-count="9" meta:word-count="53" meta:character-count="343"/>
    <meta:user-defined meta:name="AppVersion">12.0000</meta:user-defined>
    <meta:user-defined meta:name="Company">University of Nebraska Omah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